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>
      <style:paragraph-properties fo:text-align="justify" style:justify-single-word="false"/>
      <style:text-properties fo:language="en" fo:country="GB"/>
    </style:style>
    <style:style style:name="P10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en" fo:country="GB"/>
    </style:style>
    <style:style style:name="P11" style:family="paragraph" style:parent-style-name="Standard">
      <style:paragraph-properties fo:text-align="justify" style:justify-single-word="false"/>
      <style:text-properties fo:language="fr" fo:country="BE"/>
    </style:style>
    <style:style style:name="P12" style:family="paragraph" style:parent-style-name="Standard">
      <style:paragraph-properties fo:text-align="justify" style:justify-single-word="false"/>
      <style:text-properties fo:language="en" fo:country="US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4" style:family="paragraph" style:parent-style-name="Standard">
      <loext:graphic-properties draw:fill="solid" draw:fill-color="#00ffff"/>
      <style:paragraph-properties fo:text-align="center" style:justify-single-word="false" fo:background-color="#00ffff" fo:padding-left="0.141cm" fo:padding-right="0.141cm" fo:padding-top="0.035cm" fo:padding-bottom="0.035cm" fo:border="0.51pt solid #00000a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7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18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19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GB"/>
    </style:style>
    <style:style style:name="P20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1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fo:language="de" fo:country="DE"/>
    </style:style>
    <style:style style:name="T8" style:family="text">
      <style:text-properties fo:language="fr" fo:country="BE"/>
    </style:style>
    <style:style style:name="T9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0" style:family="text">
      <style:text-properties fo:color="#ff6600" fo:font-weight="bold" style:font-weight-asian="bold" style:font-weight-complex="bold"/>
    </style:style>
    <style:style style:name="T1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-start text:name="_GoBack"/><text:span text:style-name="T1">453---SYSTEME D'EXPLOITATION - e-learning - Séquence 9</text:span><text:bookmark-end text:name="_GoBack"/></text:p>
      <text:p text:style-name="P2"><text:span text:style-name="T1">Accès au système de fichiers – 3</text:span></text:p>
      <text:p text:style-name="P5"/>
      <text:p text:style-name="P13"><text:span text:style-name="T2">Légende</text:span><text:span text:style-name="T3"> :</text:span></text:p>
      <text:p text:style-name="P15"/>
      <text:p text:style-name="P16">Explications sur fond blanc</text:p>
      <text:p text:style-name="P17">Exercice à accomplir sur fond rouge clair</text:p>
      <text:p text:style-name="P18">Une ou plusieurs solutions possibles pour accomplir l’exercice sur fond vert clair</text:p>
      <text:p text:style-name="P6"/>
      <text:p text:style-name="P6"/>
      <text:p text:style-name="P6"/>
      <text:p text:style-name="P6">Syntaxe du shell :</text:p>
      <text:p text:style-name="P6"/>
      <text:p text:style-name="P6">Annonce d’un commentaire<text:tab/><text:tab/><text:tab/>#</text:p>
      <text:p text:style-name="P6"/>
      <text:p text:style-name="P6">Séparation de commandes<text:tab/><text:tab/><text:tab/>; ou un saut de ligne ou une tabulation</text:p>
      <text:p text:style-name="P6"/>
      <text:p text:style-name="P6">Evaluation d’une variable<text:tab/><text:tab/><text:tab/>$</text:p>
      <text:p text:style-name="P6"/>
      <text:p text:style-name="P6"/>
      <text:p text:style-name="P6"/>
      <text:p text:style-name="P6">Syntaxe du shell : les redirections de fichier :</text:p>
      <text:p text:style-name="P6"/>
      <text:p text:style-name="P6"><text:tab/>&lt;<text:tab/>Redirection en entrée</text:p>
      <text:p text:style-name="P6"><text:tab/>&gt;<text:tab/>Redirection en sortie (création ou réécriture)</text:p>
      <text:p text:style-name="P6"><text:tab/>&gt;&gt;<text:tab/>Redirection en sortie (création ou ajout)</text:p>
      <text:p text:style-name="P6"/>
      <text:p text:style-name="P6"/>
      <text:p text:style-name="P6"/>
      <text:p text:style-name="P6">« | » symbolise un « pipe », c’est-à-dire un « tube de communication » entre deux processus.</text:p>
      <text:p text:style-name="P6"/>
      <text:p text:style-name="P6"/>
      <text:p text:style-name="P6"/>
      <text:p text:style-name="P1"><text:span text:style-name="T4">Quelques commandes</text:span><text:span text:style-name="T5"> :</text:span></text:p>
      <text:p text:style-name="P6"/>
      <text:p text:style-name="P6"/>
      <text:p text:style-name="P6"/>
      <text:p text:style-name="P16">MV(1)</text:p>
      <text:p text:style-name="P16"/>
      <text:p text:style-name="P16">NOM</text:p>
      <text:p text:style-name="P16"><text:s text:c="7"/>mv - Déplacer ou renommer des fichiers</text:p>
      <text:p text:style-name="P16"/>
      <text:p text:style-name="P16">SYNOPSIS</text:p>
      <text:p text:style-name="P16"><text:s text:c="7"/>mv [OPTION]... [-T] SOURCE CIBLE</text:p>
      <text:p text:style-name="P16"><text:s text:c="7"/>mv [OPTION]... SOURCE... RÉPERTOIRE</text:p>
      <text:p text:style-name="P16"><text:s text:c="7"/>mv [OPTION]... -t RÉPERTOIRE SOURCE...</text:p>
      <text:p text:style-name="P16"/>
      <text:p text:style-name="P16">DESCRIPTION</text:p>
      <text:p text:style-name="P16"><text:soft-page-break/><text:s text:c="7"/>Renommer la SOURCE en CIBLE ou déplacer la SOURCE vers le RÉPERTOIRE.</text:p>
      <text:p text:style-name="P6"/>
      <text:p text:style-name="P6"/>
      <text:p text:style-name="P6"/>
      <text:p text:style-name="P16">CP(1)</text:p>
      <text:p text:style-name="P16"/>
      <text:p text:style-name="P16">NOM</text:p>
      <text:p text:style-name="P16"><text:s text:c="7"/>cp - Copier des fichiers et des répertoires</text:p>
      <text:p text:style-name="P16"/>
      <text:p text:style-name="P16">SYNOPSIS</text:p>
      <text:p text:style-name="P16"><text:s text:c="7"/>cp [OPTION]... [-T] SOURCE CIBLE</text:p>
      <text:p text:style-name="P16"><text:s text:c="7"/>cp [OPTION]... SOURCE... RÉPERTOIRE</text:p>
      <text:p text:style-name="P16"><text:s text:c="7"/>cp [OPTION]... -t RÉPERTOIRE SOURCE...</text:p>
      <text:p text:style-name="P16"/>
      <text:p text:style-name="P16">DESCRIPTION</text:p>
      <text:p text:style-name="P16"><text:s text:c="7"/>Copier la SOURCE vers la CIBLE, ou de multiples SOURCEs vers le RÉPERTOIRE.</text:p>
      <text:p text:style-name="P6"/>
      <text:p text:style-name="P6"/>
      <text:p text:style-name="P6"/>
      <text:p text:style-name="P16">ECHO(1)</text:p>
      <text:p text:style-name="P16"/>
      <text:p text:style-name="P16">NOM</text:p>
      <text:p text:style-name="P16"><text:s text:c="7"/>echo - Afficher une ligne de texte</text:p>
      <text:p text:style-name="P16"/>
      <text:p text:style-name="P16">SYNOPSIS</text:p>
      <text:p text:style-name="P16"><text:s text:c="7"/>echo [OPTION-COURTE]... [CHAÎNE]...</text:p>
      <text:p text:style-name="P16"><text:s text:c="7"/>echo OPTION-LONGUE</text:p>
      <text:p text:style-name="P16"/>
      <text:p text:style-name="P16">DESCRIPTION</text:p>
      <text:p text:style-name="P16"><text:s text:c="7"/>Afficher la(les) CHAÎNE(s) en écho sur la sortie standard.</text:p>
      <text:p text:style-name="P6"/>
      <text:p text:style-name="P6"/>
      <text:p text:style-name="P6"/>
      <text:p text:style-name="P16">MORE(1)</text:p>
      <text:p text:style-name="P16"/>
      <text:p text:style-name="P16">NOM</text:p>
      <text:p text:style-name="P16"><text:s text:c="7"/>More - Filtre lecteur de fichier</text:p>
      <text:p text:style-name="P16"/>
      <text:p text:style-name="P16">SYNOPSIS</text:p>
      <text:p text:style-name="P16"><text:s text:c="7"/>more [-dlfpcsu] [-num] [+/motif] [+numligne] [fichier ...]</text:p>
      <text:p text:style-name="P16"/>
      <text:p text:style-name="P16">DESCRIPTION</text:p>
      <text:p text:style-name="P16"><text:s text:c="7"/>more est un filtre permettant de se déplacer dans un texte, écran par écran.</text:p>
      <text:p text:style-name="P16"><text:s text:c="7"/>Cette version est particulièrement primitive. less(1) constitue une excellente émulation</text:p>
      <text:p text:style-name="P16"><text:s text:c="7"/>de more(1) avec en plus de nombreuses améliorations.</text:p>
      <text:p text:style-name="P6"/>
      <text:p text:style-name="P6"/>
      <text:p text:style-name="P6"/>
      <text:p text:style-name="P16">CAT(1)</text:p>
      <text:p text:style-name="P16"><text:soft-page-break/></text:p>
      <text:p text:style-name="P16">NOM</text:p>
      <text:p text:style-name="P16"><text:s text:c="7"/>cat - Concaténer des fichiers et les afficher sur la sortie standard</text:p>
      <text:p text:style-name="P16"/>
      <text:p text:style-name="P16">SYNOPSIS</text:p>
      <text:p text:style-name="P16"><text:s text:c="7"/>cat [OPTION]... [FICHIER]...</text:p>
      <text:p text:style-name="P16"/>
      <text:p text:style-name="P16">DESCRIPTION</text:p>
      <text:p text:style-name="P16"><text:s text:c="7"/>Concaténer le(s) FICHIER(s) ou l'entrée standard, et les afficher sur la sortie standard.</text:p>
      <text:p text:style-name="P6"/>
      <text:p text:style-name="P6"/>
      <text:p text:style-name="P6"/>
      <text:p text:style-name="P16"><text:span text:style-name="T6">LESS(1)</text:span></text:p>
      <text:p text:style-name="P19"/>
      <text:p text:style-name="P16"><text:span text:style-name="T6">NAME</text:span></text:p>
      <text:p text:style-name="P16"><text:span text:style-name="T6"><text:s text:c="7"/>less - opposite of more</text:span></text:p>
      <text:p text:style-name="P19"/>
      <text:p text:style-name="P16"><text:span text:style-name="T6">SYNOPSIS</text:span></text:p>
      <text:p text:style-name="P16"><text:span text:style-name="T6"><text:s text:c="7"/>less -?</text:span></text:p>
      <text:p text:style-name="P16"><text:span text:style-name="T6"><text:s text:c="7"/>less --help</text:span></text:p>
      <text:p text:style-name="P16"><text:span text:style-name="T6"><text:s text:c="7"/>less -V</text:span></text:p>
      <text:p text:style-name="P16"><text:span text:style-name="T6"><text:s text:c="7"/>less --version</text:span></text:p>
      <text:p text:style-name="P16"><text:span text:style-name="T6"><text:s text:c="7"/>less [-[+]aABcCdeEfFgGiIJKLmMnNqQrRsSuUVwWX~]</text:span></text:p>
      <text:p text:style-name="P16"><text:span text:style-name="T6"><text:s text:c="14"/>[-b space] [-h lines] [-j line] [-k keyfile]</text:span></text:p>
      <text:p text:style-name="P16"><text:span text:style-name="T6"><text:s text:c="14"/></text:span><text:span text:style-name="T7">[-{oO} logfile] [-p pattern] [-P prompt] [-t tag]</text:span></text:p>
      <text:p text:style-name="P16"><text:span text:style-name="T7"><text:s text:c="14"/>[-T tagsfile] [-x tab,...] </text:span><text:span text:style-name="T6">[-y lines] [-[z] lines]</text:span></text:p>
      <text:p text:style-name="P16"><text:span text:style-name="T6"><text:s text:c="14"/>[-# shift] [+[+]cmd] [--] [filename]...</text:span></text:p>
      <text:p text:style-name="P16"><text:span text:style-name="T6"><text:s text:c="7"/>(See the OPTIONS section for alternate option syntax with long option names.)</text:span></text:p>
      <text:p text:style-name="P19"/>
      <text:p text:style-name="P16"><text:span text:style-name="T6">DESCRIPTION</text:span></text:p>
      <text:p text:style-name="P16"><text:span text:style-name="T6"><text:s text:c="7"/>less is a program similar to more (1), but it has many more features.</text:span></text:p>
      <text:p text:style-name="P9"/>
      <text:p text:style-name="P9"/>
      <text:p text:style-name="P9"/>
      <text:p text:style-name="P16"><text:span text:style-name="T8">HEAD(1)</text:span></text:p>
      <text:p text:style-name="P20"/>
      <text:p text:style-name="P16">NOM</text:p>
      <text:p text:style-name="P16"><text:s text:c="7"/>head - Afficher le début des fichiers</text:p>
      <text:p text:style-name="P16"/>
      <text:p text:style-name="P16"><text:span text:style-name="T8">SYNOPSIS</text:span></text:p>
      <text:p text:style-name="P16"><text:span text:style-name="T8"><text:s text:c="7"/>head [OPTION]... </text:span>[FICHIER]...</text:p>
      <text:p text:style-name="P16"/>
      <text:p text:style-name="P16">DESCRIPTION</text:p>
      <text:p text:style-name="P16"><text:s text:c="7"/>Afficher par défaut les 10 premières lignes de chaque FICHIER sur la sortie standard.</text:p>
      <text:p text:style-name="P16"><text:s text:c="7"/>Avec plus d'un FICHIER, faire précéder chacun d'un en-tête donnant le nom du fichier.</text:p>
      <text:p text:style-name="P16"><text:s text:c="7"/>L'entrée standard est lue quand FICHIER est omis ou quand FICHIER vaut « - ».</text:p>
      <text:p text:style-name="P6"/>
      <text:p text:style-name="P6"/>
      <text:p text:style-name="P6"/>
      <text:p text:style-name="P16"><text:soft-page-break/>TAIL(1)</text:p>
      <text:p text:style-name="P16"/>
      <text:p text:style-name="P16">NOM</text:p>
      <text:p text:style-name="P16"><text:s text:c="7"/>tail - Afficher la dernière partie de fichiers</text:p>
      <text:p text:style-name="P16"/>
      <text:p text:style-name="P16">SYNOPSIS</text:p>
      <text:p text:style-name="P16"><text:s text:c="7"/>tail [OPTION]... [FICHIER]...</text:p>
      <text:p text:style-name="P16"/>
      <text:p text:style-name="P16">DESCRIPTION</text:p>
      <text:p text:style-name="P16"><text:s text:c="7"/>Afficher par défaut les 10 dernières lignes de chaque FICHIER sur la sortie standard.</text:p>
      <text:p text:style-name="P16"><text:s text:c="7"/>Lorsqu'il y a plus d'un FICHIER, faire précéder chaque groupe de lignes</text:p>
      <text:p text:style-name="P16"><text:s text:c="7"/>d'un en-tête donnant le nom du fichier. L'entrée standard est lue</text:p>
      <text:p text:style-name="P16"><text:s text:c="7"/>quand FICHIER est omis ou quand FICHIER vaut « - ».</text:p>
      <text:p text:style-name="P6"/>
      <text:p text:style-name="P6"/>
      <text:p text:style-name="P6"/>
      <text:p text:style-name="P16">WC(1)</text:p>
      <text:p text:style-name="P16"/>
      <text:p text:style-name="P16">NOM</text:p>
      <text:p text:style-name="P16"><text:s text:c="7"/>wc - Afficher le nombre de lignes, de mots et d'octets d'un fichier</text:p>
      <text:p text:style-name="P16"/>
      <text:p text:style-name="P16">SYNOPSIS</text:p>
      <text:p text:style-name="P16"><text:s text:c="7"/>wc [OPTION] ... [FICHIER] ...</text:p>
      <text:p text:style-name="P16"><text:s text:c="7"/>wc [OPTION] ... --files0-from=FICHIER</text:p>
      <text:p text:style-name="P16"/>
      <text:p text:style-name="P16">DESCRIPTION</text:p>
      <text:p text:style-name="P16"><text:s text:c="7"/>Afficher le décompte de lignes, de mots et d'octets pour chaque FICHIER</text:p>
      <text:p text:style-name="P16"><text:s text:c="7"/>et le nombre total de lignes si plus d'un FICHIER est indiqué.</text:p>
      <text:p text:style-name="P16"><text:s text:c="7"/>L'entrée standard est lue quand FICHIER est omis ou quand FICHIER vaut « - ».</text:p>
      <text:p text:style-name="P16"><text:s text:c="7"/>Un mot est une séquence non vide de caractères délimités par des espaces.</text:p>
      <text:p text:style-name="P16"><text:s text:c="7"/>Les options permettent de choisir quels décomptes sont affichés.</text:p>
      <text:p text:style-name="P16"><text:s text:c="7"/>Ils le sont toujours dans l'ordre suivant : lignes, mots, caractères,</text:p>
      <text:p text:style-name="P16"><text:s text:c="7"/>octets, longueur maximale des lignes.</text:p>
      <text:p text:style-name="P6"/>
      <text:p text:style-name="P6"/>
      <text:p text:style-name="P6"/>
      <text:p text:style-name="P16">TOUCH(1)</text:p>
      <text:p text:style-name="P16"/>
      <text:p text:style-name="P16">NOM</text:p>
      <text:p text:style-name="P16"><text:s text:c="7"/>touch - Modifier l'horodatage d'un fichier</text:p>
      <text:p text:style-name="P16"/>
      <text:p text:style-name="P16">SYNOPSIS</text:p>
      <text:p text:style-name="P16"><text:s text:c="7"/>touch [OPTION]... FICHIER...</text:p>
      <text:p text:style-name="P16"/>
      <text:p text:style-name="P16">DESCRIPTION</text:p>
      <text:p text:style-name="P16"><text:s text:c="7"/>Mettre à jour les dates (dates et heures) d'accès et de dernière modification</text:p>
      <text:p text:style-name="P16"><text:s text:c="7"/>de chaque FICHIER selon la date actuelle. Un paramètre FICHIER qui n'existe pas</text:p>
      <text:p text:style-name="P16"><text:s text:c="7"/>sera créé vide, à moins que les options -c ou -h ne soient fournies.</text:p>
      <text:p text:style-name="P6"/>
      <text:p text:style-name="P6"/>
      <text:p text:style-name="P6"><text:soft-page-break/></text:p>
      <text:p text:style-name="P3"><text:span text:style-name="T9">LABORATOIRE – Accès au système de fichiers – 3</text:span></text:p>
      <text:p text:style-name="P6"/>
      <text:p text:style-name="P14"><text:span text:style-name="T5">Les exercices des séquences 7 à 11 s’enchaînent.</text:span></text:p>
      <text:p text:style-name="P14"><text:span text:style-name="T5">Il faut donc les accomplir dans l’ordre prévu.</text:span></text:p>
      <text:p text:style-name="P6"/>
      <text:p text:style-name="P4"><text:span text:style-name="T10">Dans la distribution Debian GNU/Linux :</text:span></text:p>
      <text:p text:style-name="P6"/>
      <text:p text:style-name="P6"/>
      <text:p text:style-name="P6"/>
      <text:p text:style-name="P6">Dans la suite, le nom de l’utilisateur ordinaire sera représenté par le mot « user ».</text:p>
      <text:p text:style-name="P6"/>
      <text:p text:style-name="P6"/>
      <text:p text:style-name="P6"/>
      <text:p text:style-name="P7">Connectez-vous dans un terminal</text:p>
      <text:p text:style-name="P6"/>
      <text:p text:style-name="P6"/>
      <text:p text:style-name="P6"/>
      <text:p text:style-name="P7">Affichez le manuel de la commande mv</text:p>
      <text:p text:style-name="P6"/>
      <text:p text:style-name="P8">man mv</text:p>
      <text:p text:style-name="P6"/>
      <text:p text:style-name="P6"/>
      <text:p text:style-name="P6"/>
      <text:p text:style-name="P7">Renommez le fichier ~/issue en « distrib-vers »</text:p>
      <text:p text:style-name="P6"/>
      <text:p text:style-name="P8">mv issue distrib-vers</text:p>
      <text:p text:style-name="P6"/>
      <text:p text:style-name="P6"/>
      <text:p text:style-name="P6"/>
      <text:p text:style-name="P7">Listez</text:p>
      <text:p text:style-name="P6"/>
      <text:p text:style-name="P6"/>
      <text:p text:style-name="P6"/>
      <text:p text:style-name="P7">Renommez le répertoire ~/Un_dossier en « Un_catalogue »</text:p>
      <text:p text:style-name="P6"/>
      <text:p text:style-name="P8">mv Un_dossier Un_catalogue</text:p>
      <text:p text:style-name="P6"/>
      <text:p text:style-name="P6"/>
      <text:p text:style-name="P6"/>
      <text:p text:style-name="P7">Listez</text:p>
      <text:p text:style-name="P6"/>
      <text:p text:style-name="P6"/>
      <text:p text:style-name="P6"/>
      <text:p text:style-name="P7">Déplacez le fichier ~/distrib-vers dans le répertoire ~/dir1/doc1</text:p>
      <text:p text:style-name="P6"/>
      <text:p text:style-name="P8">mv distrib-vers dir1/doc1</text:p>
      <text:p text:style-name="P6"/>
      <text:p text:style-name="P6"/>
      <text:p text:style-name="P6"/>
      <text:p text:style-name="P7"><text:soft-page-break/>Visualisez le résultat en listant</text:p>
      <text:p text:style-name="P6"/>
      <text:p text:style-name="P6"/>
      <text:p text:style-name="P6"/>
      <text:p text:style-name="P7">Copiez le fichier ~/dir1/doc1/distrib-vers dans le répertoire ~/dir2/doc2</text:p>
      <text:p text:style-name="P6"/>
      <text:p text:style-name="P8">cp ~/dir1/doc1/distrib-vers ~/dir2/doc2</text:p>
      <text:p text:style-name="P6"/>
      <text:p text:style-name="P6"/>
      <text:p text:style-name="P6"/>
      <text:p text:style-name="P7">Déplacez le fichier ~/Un_catalogue/distrib-vers dans le répertoire ~/dir2/doc2, avec avertissement</text:p>
      <text:p text:style-name="P6"/>
      <text:p text:style-name="P8">mv -i Un_catalogue/distrib-vers dir2/doc2</text:p>
      <text:p text:style-name="P6"/>
      <text:p text:style-name="P6"/>
      <text:p text:style-name="P6"/>
      <text:p text:style-name="P7">Visualisez le résultat en listant</text:p>
      <text:p text:style-name="P6"/>
      <text:p text:style-name="P6"/>
      <text:p text:style-name="P6"/>
      <text:p text:style-name="P7">Copiez le fichier ~/dir1/doc1/distrib-vers en le fichier nommé : « d-v-2 », dans le répertoire ~/dir2/doc2</text:p>
      <text:p text:style-name="P6"/>
      <text:p text:style-name="P8">cp ~/dir1/doc1/distrib-vers ~/dir2/doc2/d-v-2</text:p>
      <text:p text:style-name="P6"/>
      <text:p text:style-name="P6"/>
      <text:p text:style-name="P6"/>
      <text:p text:style-name="P7">Renommez le fichier ~/dir2/doc2/distrib-vers en « d-v-2 », avec avertissement et sauvegarde du fichier précédent</text:p>
      <text:p text:style-name="P6"/>
      <text:p text:style-name="P8">mv -ib dir2/doc2/distrib-vers dir2/doc2/d-v-2</text:p>
      <text:p text:style-name="P6"/>
      <text:p text:style-name="P6"/>
      <text:p text:style-name="P6"/>
      <text:p text:style-name="P7">Visualisez le résultat en listant</text:p>
      <text:p text:style-name="P6"/>
      <text:p text:style-name="P6"/>
      <text:p text:style-name="P6"/>
      <text:p text:style-name="P7">Affichez le manuel de la commande echo</text:p>
      <text:p text:style-name="P6"/>
      <text:p text:style-name="P8">man echo</text:p>
      <text:p text:style-name="P6"/>
      <text:p text:style-name="P6"/>
      <text:p text:style-name="P6"/>
      <text:p text:style-name="P6">Syntaxe du shell : les redirections de fichier :</text:p>
      <text:p text:style-name="P6"/>
      <text:p text:style-name="P6"><text:tab/>&lt;<text:tab/>Redirection en entrée</text:p>
      <text:p text:style-name="P6"><text:tab/>&gt;<text:tab/>Redirection en sortie (création ou réécriture)</text:p>
      <text:p text:style-name="P6"><text:tab/>&gt;&gt;<text:tab/>Redirection en sortie (création ou ajout)</text:p>
      <text:p text:style-name="P6"><text:soft-page-break/></text:p>
      <text:p text:style-name="P7">Créez le fichier de texte ~/dir2/doc2/textes/F_texte contenant la chaîne de caractères « Fichier de texte » en utilisant la commande echo et une redirection</text:p>
      <text:p text:style-name="P6"/>
      <text:p text:style-name="P8">echo "Fichier de texte" &gt; dir2/doc2/textes/F_texte</text:p>
      <text:p text:style-name="P6"/>
      <text:p text:style-name="P6"/>
      <text:p text:style-name="P6"/>
      <text:p text:style-name="P7">Affichez le manuel des commandes more, cat et less</text:p>
      <text:p text:style-name="P6"/>
      <text:p text:style-name="P8"><text:span text:style-name="T6">man more</text:span></text:p>
      <text:p text:style-name="P10"/>
      <text:p text:style-name="P8"><text:span text:style-name="T6">man cat</text:span></text:p>
      <text:p text:style-name="P10"/>
      <text:p text:style-name="P8"><text:span text:style-name="T11">man less</text:span></text:p>
      <text:p text:style-name="P12"/>
      <text:p text:style-name="P12"/>
      <text:p text:style-name="P12"/>
      <text:p text:style-name="P7">Affichez le contenu du fichier ~/dir2/doc2/textes/F_texte</text:p>
      <text:p text:style-name="P6"/>
      <text:p text:style-name="P8">cat dir2/doc2/textes/F_texte</text:p>
      <text:p text:style-name="P6"/>
      <text:p text:style-name="P6"/>
      <text:p text:style-name="P6"/>
      <text:p text:style-name="P7">Créez le fichier de texte ~/dir2/doc2/textes/F_texte2 contenant la chaîne de caractères « Fichier de texte numéro 2 » en utilisant la commande echo et une redirection</text:p>
      <text:p text:style-name="P6"/>
      <text:p text:style-name="P8">echo "Fichier de texte numéro 2" &gt; dir2/doc2/textes/F_texte2</text:p>
      <text:p text:style-name="P6"/>
      <text:p text:style-name="P6"/>
      <text:p text:style-name="P6"/>
      <text:p text:style-name="P7">Affichez le contenu du fichier ~/dir2/doc2/textes/F_texte2</text:p>
      <text:p text:style-name="P6"/>
      <text:p text:style-name="P8">cat dir2/doc2/textes/F_texte2</text:p>
      <text:p text:style-name="P6"/>
      <text:p text:style-name="P6"/>
      <text:p text:style-name="P6"/>
      <text:p text:style-name="P7">Listez afin de bien visualiser quel est le plus récent des fichiers de texte</text:p>
      <text:p text:style-name="P6"/>
      <text:p text:style-name="P8">ls -l dir2/doc2/textes</text:p>
      <text:p text:style-name="P6"/>
      <text:p text:style-name="P6"/>
      <text:p text:style-name="P6"/>
      <text:p text:style-name="P7">Essayez de renommer le plus ancien en lui donnant le nom du plus récent, avec demande de ne pas remplacer un fichier plus récent par un plus ancien</text:p>
      <text:p text:style-name="P6"/>
      <text:p text:style-name="P8">mv -u dir2/doc2/textes/F_texte dir2/doc2/textes/F_texte2</text:p>
      <text:p text:style-name="P6"/>
      <text:p text:style-name="P6"/>
      <text:p text:style-name="P6"/>
      <text:p text:style-name="P7"><text:soft-page-break/>Redirigez le calendrier courant dans un fichier ~/calendrier.txt</text:p>
      <text:p text:style-name="P6"/>
      <text:p text:style-name="P8">cal &gt; calendrier.txt</text:p>
      <text:p text:style-name="P6"/>
      <text:p text:style-name="P6"/>
      <text:p text:style-name="P6"/>
      <text:p text:style-name="P7">Affichez le contenu du fichier</text:p>
      <text:p text:style-name="P6"/>
      <text:p text:style-name="P8">cat calendrier.txt</text:p>
      <text:p text:style-name="P6"/>
      <text:p text:style-name="P6"/>
      <text:p text:style-name="P6"/>
      <text:p text:style-name="P7">Ajoutez-y la date et l’heure</text:p>
      <text:p text:style-name="P6"/>
      <text:p text:style-name="P8">date &gt;&gt; calendrier.txt</text:p>
      <text:p text:style-name="P6"/>
      <text:p text:style-name="P6"/>
      <text:p text:style-name="P6"/>
      <text:p text:style-name="P7">Affichez le contenu du fichier</text:p>
      <text:p text:style-name="P6"/>
      <text:p text:style-name="P8">cat calendrier.txt</text:p>
      <text:p text:style-name="P6"/>
      <text:p text:style-name="P6"/>
      <text:p text:style-name="P6"/>
      <text:p text:style-name="P6">« | » symbolise un « pipe », c’est-à-dire un « tube de communication » entre deux processus.</text:p>
      <text:p text:style-name="P6"/>
      <text:p text:style-name="P7">Affichez le calendrier 2008 page par page</text:p>
      <text:p text:style-name="P6"/>
      <text:p text:style-name="P8">cal 2008 | more</text:p>
      <text:p text:style-name="P6"/>
      <text:p text:style-name="P6"/>
      <text:p text:style-name="P6"/>
      <text:p text:style-name="P7">Affichez le manuel des commandes head, tail et wc</text:p>
      <text:p text:style-name="P6"/>
      <text:p text:style-name="P8"><text:span text:style-name="T6">man head</text:span></text:p>
      <text:p text:style-name="P10"/>
      <text:p text:style-name="P8"><text:span text:style-name="T6">man tail</text:span></text:p>
      <text:p text:style-name="P10"/>
      <text:p text:style-name="P8"><text:span text:style-name="T11">man wc</text:span></text:p>
      <text:p text:style-name="P12"/>
      <text:p text:style-name="P12"/>
      <text:p text:style-name="P12"/>
      <text:p text:style-name="P7">Affichez les premières lignes du fichier /etc/services</text:p>
      <text:p text:style-name="P6"/>
      <text:p text:style-name="P8">head /etc/services</text:p>
      <text:p text:style-name="P6"/>
      <text:p text:style-name="P6"/>
      <text:p text:style-name="P6"/>
      <text:p text:style-name="P7">Affichez les 7 premières lignes du fichier /etc/services</text:p>
      <text:p text:style-name="P6"/>
      <text:p text:style-name="P8"><text:soft-page-break/>head -7 /etc/services</text:p>
      <text:p text:style-name="P6"/>
      <text:p text:style-name="P6"/>
      <text:p text:style-name="P6"/>
      <text:p text:style-name="P7">Affichez les dernières lignes du fichier /etc/services</text:p>
      <text:p text:style-name="P6"/>
      <text:p text:style-name="P8">tail /etc/services</text:p>
      <text:p text:style-name="P6"/>
      <text:p text:style-name="P6"/>
      <text:p text:style-name="P6"/>
      <text:p text:style-name="P7">Affichez les 5 dernières lignes du fichier /etc/services</text:p>
      <text:p text:style-name="P6"/>
      <text:p text:style-name="P8">tail -5 /etc/services</text:p>
      <text:p text:style-name="P6"/>
      <text:p text:style-name="P6"/>
      <text:p text:style-name="P6"/>
      <text:p text:style-name="P7">Affichez le nombre de lignes, de mots et de caractères du fichier /etc/services</text:p>
      <text:p text:style-name="P6"/>
      <text:p text:style-name="P8">wc /etc/services</text:p>
      <text:p text:style-name="P6"/>
      <text:p text:style-name="P6"/>
      <text:p text:style-name="P6"/>
      <text:p text:style-name="P7">Affichez seulement le nombre de lignes du fichier /etc/services</text:p>
      <text:p text:style-name="P6"/>
      <text:p text:style-name="P8">wc -l /etc/services</text:p>
      <text:p text:style-name="P6"/>
      <text:p text:style-name="P6"/>
      <text:p text:style-name="P6"/>
      <text:p text:style-name="P7">Affichez seulement le nombre de mots du fichier /etc/issue</text:p>
      <text:p text:style-name="P6"/>
      <text:p text:style-name="P8"><text:span text:style-name="T8">wc -w /etc/issue</text:span></text:p>
      <text:p text:style-name="P11"/>
      <text:p text:style-name="P11"/>
      <text:p text:style-name="P11"/>
      <text:p text:style-name="P7">Affichez seulement le nombre d’octets ou de caractères du fichier /etc/passwd</text:p>
      <text:p text:style-name="P6"/>
      <text:p text:style-name="P8">wc -c /etc/passwd</text:p>
      <text:p text:style-name="P6"/>
      <text:p text:style-name="P8">wc -m /etc/passwd</text:p>
      <text:p text:style-name="P6"/>
      <text:p text:style-name="P6"/>
      <text:p text:style-name="P6"/>
      <text:p text:style-name="P7">Affichez le manuel de la commande touch</text:p>
      <text:p text:style-name="P6"/>
      <text:p text:style-name="P8">man touch</text:p>
      <text:p text:style-name="P6"/>
      <text:p text:style-name="P6"/>
      <text:p text:style-name="P6"/>
      <text:p text:style-name="P6">Syntaxe du shell :</text:p>
      <text:p text:style-name="P6"/>
      <text:p text:style-name="P6"><text:soft-page-break/>Annonce d’un commentaire<text:tab/><text:tab/><text:tab/>#</text:p>
      <text:p text:style-name="P6"/>
      <text:p text:style-name="P6">Séparation de commandes<text:tab/><text:tab/><text:tab/>; ou un saut de ligne ou une tabulation</text:p>
      <text:p text:style-name="P6"/>
      <text:p text:style-name="P6">Evaluation d’une variable<text:tab/><text:tab/><text:tab/>$</text:p>
      <text:p text:style-name="P6"/>
      <text:p text:style-name="P7">Avec touch, créez dans ~ un fichier nommé : « #Commentaire »</text:p>
      <text:p text:style-name="P6"/>
      <text:p text:style-name="P8">touch \#Commentaire</text:p>
      <text:p text:style-name="P6"/>
      <text:p text:style-name="P6"># est un caractère spécial ; sa signification a été annulée grâce à l’utilisation de \</text:p>
      <text:p text:style-name="P6"/>
      <text:p text:style-name="P6"/>
      <text:p text:style-name="P6"/>
      <text:p text:style-name="P7">Listez</text:p>
      <text:p text:style-name="P6"/>
      <text:p text:style-name="P6"/>
      <text:p text:style-name="P6"/>
      <text:p text:style-name="P7">Avec touch, créez dans ~ un fichier nommé : « Les roses sont bleues », puis listez, en une seule ligne de commande</text:p>
      <text:p text:style-name="P6"/>
      <text:p text:style-name="P8">touch 'Les roses sont bleues' ; ls -l</text:p>
      <text:p text:style-name="P6"/>
      <text:p text:style-name="P6"/>
      <text:p text:style-name="P6"/>
      <text:p text:style-name="P7">Déconnectez-vous</text:p>
      <text:p text:style-name="P6"/>
      <text:p text:style-name="P8">exit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1</meta:editing-cycles>
    <meta:creation-date>2015-11-19T17:49:00</meta:creation-date>
    <dc:date>2015-11-19T17:51:00</dc:date>
    <meta:editing-duration>PT2M</meta:editing-duration>
    <meta:generator>LibreOffice/5.1.6.2.0$Linux_X86_64 LibreOffice_project/10$Build-2</meta:generator>
    <meta:document-statistic meta:table-count="0" meta:image-count="0" meta:object-count="0" meta:page-count="10" meta:paragraph-count="211" meta:word-count="1268" meta:character-count="8517" meta:non-whitespace-character-count="6996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